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8b28" officeooo:paragraph-rsid="00158b28"/>
    </style:style>
    <style:style style:name="P2" style:family="paragraph" style:parent-style-name="Text_20_body">
      <style:text-properties officeooo:rsid="00158b28" officeooo:paragraph-rsid="00158b28"/>
    </style:style>
    <style:style style:name="P3" style:family="paragraph" style:parent-style-name="Standard">
      <style:text-properties officeooo:rsid="0017bdeb" officeooo:paragraph-rsid="0017bdeb"/>
    </style:style>
    <style:style style:name="P4" style:family="paragraph" style:parent-style-name="Text_20_body">
      <style:text-properties officeooo:rsid="0017bdeb" officeooo:paragraph-rsid="0017bdeb"/>
    </style:style>
    <style:style style:name="P5" style:family="paragraph" style:parent-style-name="Preformatted_20_Text">
      <style:text-properties officeooo:paragraph-rsid="0017bdeb"/>
    </style:style>
    <style:style style:name="P6" style:family="paragraph" style:parent-style-name="Standard">
      <style:text-properties officeooo:paragraph-rsid="0017bdeb"/>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top="0in" fo:margin-bottom="0.1965in" style:contextual-spacing="false"/>
      <style:text-properties fo:color="#7a7e85" loext:opacity="100%"/>
    </style:style>
    <style:style style:name="P9" style:family="paragraph" style:parent-style-name="Text_20_body">
      <style:text-properties officeooo:paragraph-rsid="00182ff6"/>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Contents_20_4">
      <style:paragraph-properties>
        <style:tab-stops>
          <style:tab-stop style:position="6.6929in" style:type="right" style:leader-style="dotted" style:leader-text="."/>
        </style:tab-stops>
      </style:paragraph-properties>
    </style:style>
    <style:style style:name="P14" style:family="paragraph" style:parent-style-name="Heading_20_1">
      <style:paragraph-properties fo:text-align="start" style:justify-single-word="false" fo:break-before="page"/>
      <style:text-properties officeooo:rsid="00158b28" officeooo:paragraph-rsid="00158b28"/>
    </style:style>
    <style:style style:name="P15" style:family="paragraph" style:parent-style-name="Heading_20_1">
      <style:paragraph-properties fo:break-before="page"/>
      <style:text-properties officeooo:rsid="00158b28" officeooo:paragraph-rsid="00158b28"/>
    </style:style>
    <style:style style:name="P16" style:family="paragraph" style:parent-style-name="Heading_20_1">
      <style:paragraph-properties fo:break-before="page"/>
    </style:style>
    <style:style style:name="P17" style:family="paragraph" style:parent-style-name="Heading_20_1">
      <style:paragraph-properties fo:text-align="start" style:justify-single-word="false" fo:break-before="page"/>
      <style:text-properties officeooo:rsid="0017bdeb" officeooo:paragraph-rsid="0017bdeb"/>
    </style:style>
    <style:style style:name="P18" style:family="paragraph" style:parent-style-name="Heading_20_2">
      <style:text-properties officeooo:rsid="00158b28" officeooo:paragraph-rsid="00158b28"/>
    </style:style>
    <style:style style:name="P19" style:family="paragraph" style:parent-style-name="Heading_20_4" style:list-style-name="L40"/>
    <style:style style:name="P20" style:family="paragraph" style:parent-style-name="Standard" style:list-style-name="L21">
      <style:text-properties officeooo:rsid="0017bdeb" officeooo:paragraph-rsid="0017bdeb"/>
    </style:style>
    <style:style style:name="P21" style:family="paragraph" style:parent-style-name="Text_20_body" style:list-style-name="L1"/>
    <style:style style:name="P22" style:family="paragraph" style:parent-style-name="Text_20_body" style:list-style-name="L1">
      <style:paragraph-properties fo:margin-top="0in" fo:margin-bottom="0in" style:contextual-spacing="false"/>
    </style:style>
    <style:style style:name="P23" style:family="paragraph" style:parent-style-name="Text_20_body" style:list-style-name="L2"/>
    <style:style style:name="P24" style:family="paragraph" style:parent-style-name="Text_20_body" style:list-style-name="L2">
      <style:paragraph-properties fo:margin-top="0in" fo:margin-bottom="0in" style:contextual-spacing="false"/>
    </style:style>
    <style:style style:name="P25" style:family="paragraph" style:parent-style-name="Text_20_body" style:list-style-name="L3"/>
    <style:style style:name="P26" style:family="paragraph" style:parent-style-name="Text_20_body" style:list-style-name="L3">
      <style:paragraph-properties fo:margin-top="0in" fo:margin-bottom="0in" style:contextual-spacing="false"/>
    </style:style>
    <style:style style:name="P27" style:family="paragraph" style:parent-style-name="Text_20_body" style:list-style-name="L4"/>
    <style:style style:name="P28" style:family="paragraph" style:parent-style-name="Text_20_body" style:list-style-name="L4">
      <style:paragraph-properties fo:margin-top="0in" fo:margin-bottom="0in" style:contextual-spacing="false"/>
    </style:style>
    <style:style style:name="P29" style:family="paragraph" style:parent-style-name="Text_20_body" style:list-style-name="L4">
      <style:paragraph-properties fo:margin-top="0in" fo:margin-bottom="0in" style:contextual-spacing="false"/>
      <style:text-properties officeooo:paragraph-rsid="0018dad6"/>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0">
      <style:paragraph-properties fo:margin-top="0in" fo:margin-bottom="0in" style:contextual-spacing="false"/>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2">
      <style:paragraph-properties fo:margin-top="0in" fo:margin-bottom="0in" style:contextual-spacing="false"/>
    </style:style>
    <style:style style:name="P42" style:family="paragraph" style:parent-style-name="Text_20_body" style:list-style-name="L13"/>
    <style:style style:name="P43" style:family="paragraph" style:parent-style-name="Text_20_body" style:list-style-name="L13">
      <style:paragraph-properties fo:margin-top="0in" fo:margin-bottom="0in" style:contextual-spacing="false"/>
    </style:style>
    <style:style style:name="P44" style:family="paragraph" style:parent-style-name="Text_20_body" style:list-style-name="L14"/>
    <style:style style:name="P45" style:family="paragraph" style:parent-style-name="Text_20_body" style:list-style-name="L14">
      <style:paragraph-properties fo:margin-top="0in" fo:margin-bottom="0in" style:contextual-spacing="false"/>
    </style:style>
    <style:style style:name="P46" style:family="paragraph" style:parent-style-name="Text_20_body" style:list-style-name="L15"/>
    <style:style style:name="P47" style:family="paragraph" style:parent-style-name="Text_20_body" style:list-style-name="L15">
      <style:paragraph-properties fo:margin-top="0in" fo:margin-bottom="0in" style:contextual-spacing="false"/>
    </style:style>
    <style:style style:name="P48" style:family="paragraph" style:parent-style-name="Text_20_body" style:list-style-name="L16"/>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8">
      <style:paragraph-properties fo:margin-top="0in" fo:margin-bottom="0in" style:contextual-spacing="false"/>
    </style:style>
    <style:style style:name="P53" style:family="paragraph" style:parent-style-name="Text_20_body" style:list-style-name="L19"/>
    <style:style style:name="P54" style:family="paragraph" style:parent-style-name="Text_20_body" style:list-style-name="L19">
      <style:paragraph-properties fo:margin-top="0in" fo:margin-bottom="0in" style:contextual-spacing="false"/>
    </style:style>
    <style:style style:name="P55" style:family="paragraph" style:parent-style-name="Text_20_body" style:list-style-name="L20"/>
    <style:style style:name="P56" style:family="paragraph" style:parent-style-name="Text_20_body" style:list-style-name="L20">
      <style:paragraph-properties fo:margin-top="0in" fo:margin-bottom="0in" style:contextual-spacing="false"/>
    </style:style>
    <style:style style:name="P57" style:family="paragraph" style:parent-style-name="Text_20_body" style:list-style-name="L22"/>
    <style:style style:name="P58" style:family="paragraph" style:parent-style-name="Text_20_body" style:list-style-name="L22">
      <style:paragraph-properties fo:margin-top="0in" fo:margin-bottom="0in" style:contextual-spacing="false"/>
    </style:style>
    <style:style style:name="P59" style:family="paragraph" style:parent-style-name="Text_20_body" style:list-style-name="L23"/>
    <style:style style:name="P60" style:family="paragraph" style:parent-style-name="Text_20_body" style:list-style-name="L23">
      <style:paragraph-properties fo:margin-top="0in" fo:margin-bottom="0in" style:contextual-spacing="false"/>
    </style:style>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5">
      <style:paragraph-properties fo:margin-top="0in" fo:margin-bottom="0in" style:contextual-spacing="false"/>
    </style:style>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7">
      <style:paragraph-properties fo:margin-top="0in" fo:margin-bottom="0in" style:contextual-spacing="false"/>
    </style:style>
    <style:style style:name="P67" style:family="paragraph" style:parent-style-name="Text_20_body" style:list-style-name="L28"/>
    <style:style style:name="P68" style:family="paragraph" style:parent-style-name="Text_20_body" style:list-style-name="L28">
      <style:paragraph-properties fo:margin-top="0in" fo:margin-bottom="0in" style:contextual-spacing="false"/>
    </style:style>
    <style:style style:name="P69" style:family="paragraph" style:parent-style-name="Text_20_body" style:list-style-name="L29"/>
    <style:style style:name="P70" style:family="paragraph" style:parent-style-name="Text_20_body" style:list-style-name="L29">
      <style:paragraph-properties fo:margin-top="0in" fo:margin-bottom="0in" style:contextual-spacing="false"/>
    </style:style>
    <style:style style:name="P71" style:family="paragraph" style:parent-style-name="Text_20_body" style:list-style-name="L30"/>
    <style:style style:name="P72" style:family="paragraph" style:parent-style-name="Text_20_body" style:list-style-name="L30">
      <style:paragraph-properties fo:margin-top="0in" fo:margin-bottom="0in" style:contextual-spacing="false"/>
    </style:style>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33">
      <style:paragraph-properties fo:margin-top="0in" fo:margin-bottom="0in" style:contextual-spacing="false"/>
    </style:style>
    <style:style style:name="P77" style:family="paragraph" style:parent-style-name="Text_20_body">
      <style:text-properties officeooo:paragraph-rsid="00182ff6"/>
    </style:style>
    <style:style style:name="P78" style:family="paragraph" style:parent-style-name="Text_20_body">
      <style:paragraph-properties fo:break-before="page"/>
      <style:text-properties officeooo:paragraph-rsid="0018dad6"/>
    </style:style>
    <style:style style:name="P79" style:family="paragraph" style:parent-style-name="Text_20_body">
      <style:text-properties officeooo:paragraph-rsid="0018dad6"/>
    </style:style>
    <style:style style:name="P80" style:family="paragraph" style:parent-style-name="Text_20_body" style:list-style-name="L34"/>
    <style:style style:name="P81" style:family="paragraph" style:parent-style-name="Text_20_body" style:list-style-name="L34">
      <style:paragraph-properties fo:margin-top="0in" fo:margin-bottom="0in" style:contextual-spacing="false"/>
    </style:style>
    <style:style style:name="P82" style:family="paragraph" style:parent-style-name="Text_20_body" style:list-style-name="L35"/>
    <style:style style:name="P83" style:family="paragraph" style:parent-style-name="Text_20_body" style:list-style-name="L35">
      <style:paragraph-properties fo:margin-top="0in" fo:margin-bottom="0in" style:contextual-spacing="false"/>
    </style:style>
    <style:style style:name="P84" style:family="paragraph" style:parent-style-name="Text_20_body" style:list-style-name="L36"/>
    <style:style style:name="P85" style:family="paragraph" style:parent-style-name="Text_20_body" style:list-style-name="L36">
      <style:paragraph-properties fo:margin-top="0in" fo:margin-bottom="0in" style:contextual-spacing="false"/>
    </style:style>
    <style:style style:name="P86" style:family="paragraph" style:parent-style-name="Text_20_body" style:list-style-name="L37"/>
    <style:style style:name="P87" style:family="paragraph" style:parent-style-name="Text_20_body" style:list-style-name="L37">
      <style:paragraph-properties fo:margin-top="0in" fo:margin-bottom="0in" style:contextual-spacing="false"/>
    </style:style>
    <style:style style:name="P88" style:family="paragraph" style:parent-style-name="Text_20_body" style:list-style-name="L38"/>
    <style:style style:name="P89" style:family="paragraph" style:parent-style-name="Text_20_body" style:list-style-name="L38">
      <style:paragraph-properties fo:margin-top="0in" fo:margin-bottom="0in" style:contextual-spacing="false"/>
    </style:style>
    <style:style style:name="P90" style:family="paragraph" style:parent-style-name="Text_20_body" style:list-style-name="L39"/>
    <style:style style:name="P91" style:family="paragraph" style:parent-style-name="Text_20_body" style:list-style-name="L39">
      <style:paragraph-properties fo:margin-top="0in" fo:margin-bottom="0in" style:contextual-spacing="false"/>
    </style:style>
    <style:style style:name="P92" style:family="paragraph" style:parent-style-name="Text_20_body">
      <style:text-properties officeooo:rsid="0018dad6" officeooo:paragraph-rsid="0018dad6"/>
    </style:style>
    <style:style style:name="P93" style:family="paragraph" style:parent-style-name="Text_20_body" style:list-style-name="L40"/>
    <style:style style:name="P94" style:family="paragraph" style:parent-style-name="Text_20_body" style:list-style-name="L40">
      <style:paragraph-properties fo:margin-top="0in" fo:margin-bottom="0in" style:contextual-spacing="false"/>
    </style:style>
    <style:style style:name="P95" style:family="paragraph" style:parent-style-name="Text_20_body" style:list-style-name="L41"/>
    <style:style style:name="P96" style:family="paragraph" style:parent-style-name="Text_20_body" style:list-style-name="L41">
      <style:paragraph-properties fo:margin-top="0in" fo:margin-bottom="0in" style:contextual-spacing="false"/>
    </style:style>
    <style:style style:name="P97" style:family="paragraph" style:parent-style-name="Text_20_body" style:list-style-name="L42"/>
    <style:style style:name="P98" style:family="paragraph" style:parent-style-name="Text_20_body" style:list-style-name="L42">
      <style:paragraph-properties fo:margin-top="0in" fo:margin-bottom="0in" style:contextual-spacing="false"/>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T11" style:family="text">
      <style:text-properties officeooo:rsid="0018dad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odall MultiWare Engineering - Virtual Protocol Adapter Developer’s Manual</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5_3786590178" text:style-name="Index_20_Link" text:visited-style-name="Index_20_Link">Introduction to the VPA<text:tab/>3</text:a></text:p>
          <text:p text:style-name="P10"><text:a xlink:type="simple" xlink:href="#__RefHeading___Toc107_3786590178" text:style-name="Index_20_Link" text:visited-style-name="Index_20_Link">Background of the VPA<text:tab/>4</text:a></text:p>
          <text:p text:style-name="P11"><text:a xlink:type="simple" xlink:href="#__RefHeading___Toc109_3786590178" text:style-name="Index_20_Link" text:visited-style-name="Index_20_Link">The Advent of Structured Code<text:tab/>4</text:a></text:p>
          <text:p text:style-name="P11"><text:a xlink:type="simple" xlink:href="#__RefHeading___Toc111_3786590178" text:style-name="Index_20_Link" text:visited-style-name="Index_20_Link">Languages supporting the expression of Structured Code<text:tab/>4</text:a></text:p>
          <text:p text:style-name="P11"><text:a xlink:type="simple" xlink:href="#__RefHeading___Toc113_3786590178" text:style-name="Index_20_Link" text:visited-style-name="Index_20_Link">Object Orientation changed my World<text:tab/>4</text:a></text:p>
          <text:p text:style-name="P10"><text:a xlink:type="simple" xlink:href="#__RefHeading___Toc218_2502033012" text:style-name="Index_20_Link" text:visited-style-name="Index_20_Link">Accessing the VPA using a standard Browser<text:tab/>5</text:a></text:p>
          <text:p text:style-name="P10"><text:a xlink:type="simple" xlink:href="#__RefHeading___Toc222_2317330379" text:style-name="Index_20_Link" text:visited-style-name="Index_20_Link">About the index.cgi, used for logging in to the system<text:tab/>6</text:a></text:p>
          <text:p text:style-name="P12"><text:a xlink:type="simple" xlink:href="#__RefHeading___Toc224_2317330379" text:style-name="Index_20_Link" text:visited-style-name="Index_20_Link">Understanding the Code<text:tab/>6</text:a></text:p>
          <text:p text:style-name="P13"><text:a xlink:type="simple" xlink:href="#__RefHeading___Toc226_2317330379" text:style-name="Index_20_Link" text:visited-style-name="Index_20_Link">1. Main Function Overview<text:tab/>6</text:a></text:p>
          <text:p text:style-name="P13"><text:a xlink:type="simple" xlink:href="#__RefHeading___Toc228_2317330379" text:style-name="Index_20_Link" text:visited-style-name="Index_20_Link">2. Initialization with mwfw2<text:tab/>6</text:a></text:p>
          <text:p text:style-name="P13"><text:a xlink:type="simple" xlink:href="#__RefHeading___Toc230_2317330379" text:style-name="Index_20_Link" text:visited-style-name="Index_20_Link">3. Self-Testing with test<text:tab/>6</text:a></text:p>
          <text:p text:style-name="P13"><text:a xlink:type="simple" xlink:href="#__RefHeading___Toc232_2317330379" text:style-name="Index_20_Link" text:visited-style-name="Index_20_Link">4. Logging with gpLog<text:tab/>7</text:a></text:p>
          <text:p text:style-name="P13"><text:a xlink:type="simple" xlink:href="#__RefHeading___Toc234_2317330379" text:style-name="Index_20_Link" text:visited-style-name="Index_20_Link">5. Schema Management<text:tab/>7</text:a></text:p>
          <text:p text:style-name="P12"><text:a xlink:type="simple" xlink:href="#__RefHeading___Toc236_2317330379" text:style-name="Index_20_Link" text:visited-style-name="Index_20_Link">Key Classes and Their Roles<text:tab/>7</text:a></text:p>
          <text:p text:style-name="P12"><text:a xlink:type="simple" xlink:href="#__RefHeading___Toc238_2317330379" text:style-name="Index_20_Link" text:visited-style-name="Index_20_Link">Notable Comments in the Code<text:tab/>8</text:a></text:p>
          <text:p text:style-name="P12"><text:a xlink:type="simple" xlink:href="#__RefHeading___Toc240_2317330379" text:style-name="Index_20_Link" text:visited-style-name="Index_20_Link">Summary of the Program's Workflow<text:tab/>8</text:a></text:p>
          <text:p text:style-name="P10"><text:a xlink:type="simple" xlink:href="#__RefHeading___Toc269_2317330379" text:style-name="Index_20_Link" text:visited-style-name="Index_20_Link">About the login.cgi, used for validation of credentials<text:tab/>10</text:a></text:p>
          <text:p text:style-name="P12"><text:a xlink:type="simple" xlink:href="#__RefHeading___Toc245_2317330379" text:style-name="Index_20_Link" text:visited-style-name="Index_20_Link">Comment Header:<text:tab/>10</text:a></text:p>
          <text:p text:style-name="P12"><text:a xlink:type="simple" xlink:href="#__RefHeading___Toc247_2317330379" text:style-name="Index_20_Link" text:visited-style-name="Index_20_Link">Includes and Global Variables:<text:tab/>10</text:a></text:p>
          <text:p text:style-name="P12"><text:a xlink:type="simple" xlink:href="#__RefHeading___Toc249_2317330379" text:style-name="Index_20_Link" text:visited-style-name="Index_20_Link">Entry Point (main Function):<text:tab/>10</text:a></text:p>
          <text:p text:style-name="P13"><text:a xlink:type="simple" xlink:href="#__RefHeading___Toc251_2317330379" text:style-name="Index_20_Link" text:visited-style-name="Index_20_Link">Initialization:<text:tab/>10</text:a></text:p>
          <text:p text:style-name="P13"><text:a xlink:type="simple" xlink:href="#__RefHeading___Toc253_2317330379" text:style-name="Index_20_Link" text:visited-style-name="Index_20_Link">Processing Form Variables:<text:tab/>11</text:a></text:p>
          <text:p text:style-name="P13"><text:a xlink:type="simple" xlink:href="#__RefHeading___Toc255_2317330379" text:style-name="Index_20_Link" text:visited-style-name="Index_20_Link">Authentication and Permission Handling:<text:tab/>11</text:a></text:p>
          <text:p text:style-name="P13"><text:a xlink:type="simple" xlink:href="#__RefHeading___Toc257_2317330379" text:style-name="Index_20_Link" text:visited-style-name="Index_20_Link">Dashboard/Schema Rendering:<text:tab/>12</text:a></text:p>
          <text:p text:style-name="P13"><text:a xlink:type="simple" xlink:href="#__RefHeading___Toc259_2317330379" text:style-name="Index_20_Link" text:visited-style-name="Index_20_Link">Optionally Render Debug Information:<text:tab/>12</text:a></text:p>
          <text:p text:style-name="P12"><text:a xlink:type="simple" xlink:href="#__RefHeading___Toc261_2317330379" text:style-name="Index_20_Link" text:visited-style-name="Index_20_Link">Return/Exit:<text:tab/>12</text:a></text:p>
          <text:p text:style-name="P12"><text:a xlink:type="simple" xlink:href="#__RefHeading___Toc263_2317330379" text:style-name="Index_20_Link" text:visited-style-name="Index_20_Link">Key Elements in the Code:<text:tab/>13</text:a></text:p>
          <text:p text:style-name="P12"><text:a xlink:type="simple" xlink:href="#__RefHeading___Toc265_2317330379" text:style-name="Index_20_Link" text:visited-style-name="Index_20_Link">Potential Issues:<text:tab/>13</text:a></text:p>
          <text:p text:style-name="P12"><text:a xlink:type="simple" xlink:href="#__RefHeading___Toc267_2317330379" text:style-name="Index_20_Link" text:visited-style-name="Index_20_Link">Conclusion:<text:tab/>13</text:a></text:p>
          <text:p text:style-name="P10"><text:a xlink:type="simple" xlink:href="#__RefHeading___Toc220_2502033012" text:style-name="Index_20_Link" text:visited-style-name="Index_20_Link">Using XMLRPC-C to call the VPAD API<text:tab/>14</text:a></text:p>
          <text:p text:style-name="P10"><text:a xlink:type="simple" xlink:href="#__RefHeading___Toc200_2317330379" text:style-name="Index_20_Link" text:visited-style-name="Index_20_Link">About xmlrpc_client.cpp, testing vpad<text:tab/>15</text:a></text:p>
          <text:p text:style-name="P12"><text:a xlink:type="simple" xlink:href="#__RefHeading___Toc202_2317330379" text:style-name="Index_20_Link" text:visited-style-name="Index_20_Link">1. High-Level Overview<text:tab/>15</text:a></text:p>
          <text:p text:style-name="P12"><text:a xlink:type="simple" xlink:href="#__RefHeading___Toc204_2317330379" text:style-name="Index_20_Link" text:visited-style-name="Index_20_Link">2. Details of Each Part<text:tab/>15</text:a></text:p>
          <text:p text:style-name="P13"><text:a xlink:type="simple" xlink:href="#__RefHeading___Toc206_2317330379" text:style-name="Index_20_Link" text:visited-style-name="Index_20_Link">2.1 Global Variables and Include Files<text:tab/>15</text:a></text:p>
          <text:p text:style-name="P13"><text:a xlink:type="simple" xlink:href="#__RefHeading___Toc208_2317330379" text:style-name="Index_20_Link" text:visited-style-name="Index_20_Link">2.2 vpa_call Function<text:tab/>15</text:a></text:p>
          <text:p text:style-name="P13"><text:a xlink:type="simple" xlink:href="#__RefHeading___Toc210_2317330379" text:style-name="Index_20_Link" text:visited-style-name="Index_20_Link">2.3 main Function<text:tab/>16</text:a></text:p>
          <text:p text:style-name="P13"><text:a xlink:type="simple" xlink:href="#__RefHeading___Toc212_2317330379" text:style-name="Index_20_Link" text:visited-style-name="Index_20_Link">First RPC Call: Request Authentication Token<text:tab/>16</text:a></text:p>
          <text:p text:style-name="P13"><text:a xlink:type="simple" xlink:href="#__RefHeading___Toc214_2317330379" text:style-name="Index_20_Link" text:visited-style-name="Index_20_Link">Second RPC Call: Request Version Information<text:tab/>17</text:a></text:p>
          <text:p text:style-name="P12"><text:a xlink:type="simple" xlink:href="#__RefHeading___Toc216_2317330379" text:style-name="Index_20_Link" text:visited-style-name="Index_20_Link">3. Concepts and Design Patterns Used<text:tab/>17</text:a></text:p>
          <text:p text:style-name="P12"><text:a xlink:type="simple" xlink:href="#__RefHeading___Toc218_2317330379" text:style-name="Index_20_Link" text:visited-style-name="Index_20_Link">4. Output Examples<text:tab/>18</text:a></text:p>
          <text:p text:style-name="P12"><text:a xlink:type="simple" xlink:href="#__RefHeading___Toc220_2317330379" text:style-name="Index_20_Link" text:visited-style-name="Index_20_Link">5. Potential Use Case<text:tab/>18</text:a></text:p>
          <text:p text:style-name="P10"><text:a xlink:type="simple" xlink:href="#__RefHeading___Toc2145_1518828540" text:style-name="Index_20_Link" text:visited-style-name="Index_20_Link">About the xmlrpc_inetd_server.cpp<text:tab/>19</text:a></text:p>
          <text:p text:style-name="P12"><text:a xlink:type="simple" xlink:href="#__RefHeading___Toc2147_1518828540" text:style-name="Index_20_Link" text:visited-style-name="Index_20_Link">Overview<text:tab/>19</text:a></text:p>
          <text:p text:style-name="P12"><text:a xlink:type="simple" xlink:href="#__RefHeading___Toc2149_1518828540" text:style-name="Index_20_Link" text:visited-style-name="Index_20_Link">Global Objects<text:tab/>20</text:a></text:p>
          <text:p text:style-name="P13"><text:a xlink:type="simple" xlink:href="#__RefHeading___Toc2151_1518828540" text:style-name="Index_20_Link" text:visited-style-name="Index_20_Link">vpad_req_names and vpad_type_names<text:tab/>20</text:a></text:p>
          <text:p text:style-name="P12"><text:a xlink:type="simple" xlink:href="#__RefHeading___Toc2153_1518828540" text:style-name="Index_20_Link" text:visited-style-name="Index_20_Link">diagnoseMethod Class<text:tab/>20</text:a></text:p>
          <text:p text:style-name="P13"><text:a xlink:type="simple" xlink:href="#__RefHeading___Toc2155_1518828540" text:style-name="Index_20_Link" text:visited-style-name="Index_20_Link">Constructor<text:tab/>20</text:a></text:p>
          <text:p text:style-name="P13"><text:a xlink:type="simple" xlink:href="#__RefHeading___Toc2157_1518828540" text:style-name="Index_20_Link" text:visited-style-name="Index_20_Link">execute Method<text:tab/>20</text:a></text:p>
          <text:p text:style-name="P12"><text:a xlink:type="simple" xlink:href="#__RefHeading___Toc2159_1518828540" text:style-name="Index_20_Link" text:visited-style-name="Index_20_Link"><text:soft-page-break/>Security Features<text:tab/>21</text:a></text:p>
          <text:p text:style-name="P12"><text:a xlink:type="simple" xlink:href="#__RefHeading___Toc2161_1518828540" text:style-name="Index_20_Link" text:visited-style-name="Index_20_Link">Main Function<text:tab/>21</text:a></text:p>
          <text:p text:style-name="P12"><text:a xlink:type="simple" xlink:href="#__RefHeading___Toc2163_1518828540" text:style-name="Index_20_Link" text:visited-style-name="Index_20_Link">Key Points to Note<text:tab/>22</text:a></text:p>
          <text:p text:style-name="P12"><text:a xlink:type="simple" xlink:href="#__RefHeading___Toc2165_1518828540" text:style-name="Index_20_Link" text:visited-style-name="Index_20_Link">Code Summary<text:tab/>22</text:a></text:p>
          <text:p text:style-name="P10"><text:a xlink:type="simple" xlink:href="#__RefHeading___Toc2167_1518828540" text:style-name="Index_20_Link" text:visited-style-name="Index_20_Link">About the vpad.cpp VPA server daemon<text:tab/>23</text:a></text:p>
          <text:p text:style-name="P12"><text:a xlink:type="simple" xlink:href="#__RefHeading___Toc2169_1518828540" text:style-name="Index_20_Link" text:visited-style-name="Index_20_Link">Key Components<text:tab/>23</text:a></text:p>
          <text:p text:style-name="P13"><text:a xlink:type="simple" xlink:href="#__RefHeading___Toc2171_1518828540" text:style-name="Index_20_Link" text:visited-style-name="Index_20_Link">1. Headers and Definitions<text:tab/>23</text:a></text:p>
          <text:p text:style-name="P13"><text:a xlink:type="simple" xlink:href="#__RefHeading___Toc2173_1518828540" text:style-name="Index_20_Link" text:visited-style-name="Index_20_Link">2. Class diagnoseMethod<text:tab/>23</text:a></text:p>
          <text:p text:style-name="P13"><text:a xlink:type="simple" xlink:href="#__RefHeading___Toc2175_1518828540" text:style-name="Index_20_Link" text:visited-style-name="Index_20_Link">3. Main Function (main)<text:tab/>24</text:a></text:p>
          <text:p text:style-name="P13"><text:a xlink:type="simple" xlink:href="#__RefHeading___Toc2177_1518828540" text:style-name="Index_20_Link" text:visited-style-name="Index_20_Link">4. Logging<text:tab/>24</text:a></text:p>
          <text:p text:style-name="P12"><text:a xlink:type="simple" xlink:href="#__RefHeading___Toc2179_1518828540" text:style-name="Index_20_Link" text:visited-style-name="Index_20_Link">Features of the Application<text:tab/>24</text:a></text:p>
          <text:p text:style-name="P12"><text:a xlink:type="simple" xlink:href="#__RefHeading___Toc2181_1518828540" text:style-name="Index_20_Link" text:visited-style-name="Index_20_Link">Control Flow<text:tab/>25</text:a></text:p>
          <text:p text:style-name="P12"><text:a xlink:type="simple" xlink:href="#__RefHeading___Toc2183_1518828540" text:style-name="Index_20_Link" text:visited-style-name="Index_20_Link">Summary<text:tab/>25</text:a></text:p>
        </text:index-body>
      </text:table-of-content>
      <text:p text:style-name="P1"/>
      <text:h text:style-name="P14" text:outline-level="1"><text:bookmark-start text:name="__RefHeading___Toc105_3786590178"/>Introduction to the VPA<text:bookmark-end text:name="__RefHeading___Toc105_3786590178"/></text:h>
      <text:p text:style-name="P2">The Virtual Protocol Adapter is a special purpose communications application.</text:p>
      <text:p text:style-name="P2"/>
      <text:h text:style-name="P15" text:outline-level="1"><text:bookmark-start text:name="__RefHeading___Toc107_3786590178"/>Background of the VPA<text:bookmark-end text:name="__RefHeading___Toc107_3786590178"/></text:h>
      <text:p text:style-name="P2">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18" text:outline-level="2"><text:bookmark-start text:name="__RefHeading___Toc109_3786590178"/>The Advent of Structured Code<text:bookmark-end text:name="__RefHeading___Toc109_3786590178"/></text:h>
      <text:p text:style-name="P2">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2">The way I like to describe Structured Programming is through the definition of a number of precepts.</text:p>
      <text:p text:style-name="P2">1. A program has one “Main Entry Point”.</text:p>
      <text:p text:style-name="P2">2. Code flows in a downward direction.</text:p>
      <text:p text:style-name="P2">3. “Control is here because it arrived from above or was called.</text:p>
      <text:p text:style-name="P2">4. Each line of code is followed by the next, unless it is a call(gosub…), in which case, control will return at the next line of code after the completion of the called function.</text:p>
      <text:h text:style-name="P18" text:outline-level="2"><text:bookmark-start text:name="__RefHeading___Toc111_3786590178"/>Languages supporting the expression of Structured Code<text:bookmark-end text:name="__RefHeading___Toc111_3786590178"/></text:h>
      <text:p text:style-name="P2">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18" text:outline-level="2"><text:bookmark-start text:name="__RefHeading___Toc113_3786590178"/>Object Orientation changed my World<text:bookmark-end text:name="__RefHeading___Toc113_3786590178"/></text:h>
      <text:p text:style-name="P2">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2"/>
      <text:h text:style-name="P16" text:outline-level="1"><text:bookmark-start text:name="__RefHeading___Toc218_2502033012"/>Accessing the VPA using a standard Browser <text:bookmark-end text:name="__RefHeading___Toc218_2502033012"/></text:h>
      <text:p text:style-name="P4">The user may access the application hosted on a specific server using the following URL:</text:p>
      <text:p text:style-name="P4"><text:a xlink:type="simple" xlink:href="http://vpahost.mydomain.com/~user/fw/cmake-build-debug/index.cgi" text:style-name="Internet_20_link" text:visited-style-name="Visited_20_Internet_20_Link">http://vpahost.mydomain.com/~user/fw/cmake-build-debug/index.cgi</text:a></text:p>
      <text:p text:style-name="P4">This is the page where the user logs in with his supplied username and password. If the user name or password are not correct, the user remain at the login prompt until successful.</text:p>
      <text:p text:style-name="P4"/>
      <text:h text:style-name="P16"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
        <text:list-item>
          <text:p text:style-name="P22">Framework initialization using the <text:span text:style-name="Source_20_Text">mwfw2</text:span> class.</text:p>
        </text:list-item>
        <text:list-item>
          <text:p text:style-name="P22">Self-testing through the <text:span text:style-name="Source_20_Text">test</text:span> class to ensure the system is functioning correctly.</text:p>
        </text:list-item>
        <text:list-item>
          <text:p text:style-name="P21">Schema management, which includes generating and compiling schema files.</text:p>
        </text:list-item>
      </text:list>
      <text:p text:style-name="Text_20_body">The general structure of <text:span text:style-name="Source_20_Text">main</text:span> is:</text:p>
      <text:list text:style-name="L2">
        <text:list-item>
          <text:p text:style-name="P24">Initialize core components like the framework (<text:span text:style-name="Source_20_Text">mwfw2</text:span>) and logging (<text:span text:style-name="Source_20_Text">gpLog</text:span>).</text:p>
        </text:list-item>
        <text:list-item>
          <text:p text:style-name="P24">Run <text:span text:style-name="Strong_20_Emphasis">self-tests</text:span> and handle any failures.</text:p>
        </text:list-item>
        <text:list-item>
          <text:p text:style-name="P24">Generate or manipulate data schemas (<text:span text:style-name="Source_20_Text">schema</text:span> class).</text:p>
        </text:list-item>
        <text:list-item>
          <text:p text:style-name="P23">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7"><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3">
        <text:list-item>
          <text:p text:style-name="P26">The <text:span text:style-name="Source_20_Text">mwfw2</text:span> class seems to:</text:p>
          <text:list>
            <text:list-item>
              <text:p text:style-name="P26">Detect whether the program is executing in a CGI (Common Gateway Interface) context.</text:p>
            </text:list-item>
            <text:list-item>
              <text:p text:style-name="P25">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7"><text:span text:style-name="Source_20_Text">gpTest-&gt;logHistograms();</text:span></text:p>
      <text:list xml:id="list2653775753" text:style-name="L4">
        <text:list-item>
          <text:p text:style-name="P27"><text:soft-page-break/>A global <text:span text:style-name="Source_20_Text">test</text:span> instance (<text:span text:style-name="Source_20_Text">gpTest</text:span>) is initialized, receiving two parameters:</text:p>
          <text:list>
            <text:list-item>
              <text:p text:style-name="P28"><text:span text:style-name="Source_20_Text">false</text:span>: Indicates that debugging is disabled.</text:p>
            </text:list-item>
            <text:list-item>
              <text:p text:style-name="P28"><text:span text:style-name="Source_20_Text">pMwFw-&gt;isCGI()</text:span>: Determines whether the program is running in a CGI environment.</text:p>
            </text:list-item>
          </text:list>
        </text:list-item>
        <text:list-item>
          <text:p text:style-name="P27">The <text:span text:style-name="Source_20_Text">test</text:span> instance:</text:p>
          <text:list>
            <text:list-item>
              <text:p text:style-name="P29">Performs self-tests to check if the system and environment are functional </text:p>
              <text:p text:style-name="P29"><text:span text:style-name="Source_20_Text">gpTest-&gt;logHistograms()</text:span> collects and logs data for later analysis.</text:p>
            </text:list-item>
          </text:list>
        </text:list-item>
        <text:list-item>
          <text:p text:style-name="P27">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7"><text:span text:style-name="Source_20_Text">}</text:span></text:p>
      <text:list text:style-name="L5">
        <text:list-item>
          <text:p text:style-name="P30"><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7"><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7"><text:span text:style-name="Source_20_Text">gpSchema-&gt;gen_from_schema(</text:span><text:span text:style-name="Source_20_Text"><text:span text:style-name="T9">0</text:span></text:span><text:span text:style-name="Source_20_Text">);</text:span></text:p>
      <text:list text:style-name="L6">
        <text:list-item>
          <text:p text:style-name="P31">The program loads a schema file (<text:span text:style-name="Source_20_Text">index.csv</text:span>), represented as an object of class <text:span text:style-name="Source_20_Text">schema</text:span>.</text:p>
        </text:list-item>
        <text:list-item>
          <text:p text:style-name="P31">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31">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7">
        <text:list-item>
          <text:p text:style-name="P32"><text:span text:style-name="Strong_20_Emphasis"><text:span text:style-name="Source_20_Text">mwfw2</text:span></text:span><text:span text:style-name="Strong_20_Emphasis"> Class</text:span></text:p>
          <text:list>
            <text:list-item>
              <text:p text:style-name="P33"><text:soft-page-break/>Responsible for initializing the framework.</text:p>
            </text:list-item>
            <text:list-item>
              <text:p text:style-name="P33">Checks if the runtime is in a CGI context (<text:span text:style-name="Source_20_Text">isCGI()</text:span>).</text:p>
            </text:list-item>
            <text:list-item>
              <text:p text:style-name="P33">Manages logging functionality.</text:p>
            </text:list-item>
            <text:list-item>
              <text:p text:style-name="P33">Appears to set up the system environment.</text:p>
            </text:list-item>
          </text:list>
        </text:list-item>
        <text:list-item>
          <text:p text:style-name="P32"><text:span text:style-name="Strong_20_Emphasis"><text:span text:style-name="Source_20_Text">test</text:span></text:span><text:span text:style-name="Strong_20_Emphasis"> Class</text:span></text:p>
          <text:list>
            <text:list-item>
              <text:p text:style-name="P33">Handles self-testing of the system.</text:p>
            </text:list-item>
            <text:list-item>
              <text:p text:style-name="P33">Logs and verifies runtime behavior.</text:p>
            </text:list-item>
            <text:list-item>
              <text:p text:style-name="P33">Ensures that critical shared variables (like <text:span text:style-name="Source_20_Text">szProtocol</text:span>) are initialized.</text:p>
            </text:list-item>
          </text:list>
        </text:list-item>
        <text:list-item>
          <text:p text:style-name="P32"><text:span text:style-name="Strong_20_Emphasis"><text:span text:style-name="Source_20_Text">CLog</text:span></text:span><text:span text:style-name="Strong_20_Emphasis"> Class</text:span></text:p>
          <text:list>
            <text:list-item>
              <text:p text:style-name="P33">Performs system logging. Tracks log messages and associates them with the relevant file and function.</text:p>
            </text:list-item>
          </text:list>
        </text:list-item>
        <text:list-item>
          <text:p text:style-name="P32"><text:span text:style-name="Strong_20_Emphasis"><text:span text:style-name="Source_20_Text">schema</text:span></text:span><text:span text:style-name="Strong_20_Emphasis"> Class</text:span></text:p>
          <text:list>
            <text:list-item>
              <text:p text:style-name="P33">Manages schema files.</text:p>
            </text:list-item>
            <text:list-item>
              <text:p text:style-name="P32">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8">
        <text:list-item>
          <text:p text:style-name="P35"><text:span text:style-name="Strong_20_Emphasis">Schema Initialization</text:span></text:p>
          <text:list>
            <text:list-item>
              <text:p text:style-name="P34">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8"><text:span text:style-name="Source_20_Text"><text:s text:c="5"/>// so the shared variables such as szProtocol must already be valid.</text:span></text:p>
      <text:list text:style-name="L9">
        <text:list-item>
          <text:p text:style-name="P36">This ensures shared variables used during schema generation are correctly initialized and valid.</text:p>
        </text:list-item>
      </text:list>
      <text:list text:style-name="L10">
        <text:list-item>
          <text:p text:style-name="P38"><text:span text:style-name="Strong_20_Emphasis">Schema Compilation</text:span></text:p>
          <text:list>
            <text:list-item>
              <text:p text:style-name="P37">Multiple commented-out lines suggest additional functionality for compiling schemas into header files. For example:</text:p>
            </text:list-item>
          </text:list>
        </text:list-item>
      </text:list>
      <text:p text:style-name="Preformatted_20_Text"/>
      <text:p text:style-name="P7"><text:span text:style-name="Source_20_Text"><text:s text:c="5"/></text:span><text:span text:style-name="Source_20_Text"><text:span text:style-name="T10">// gpSchCC = new schemaCompiler("index.csv",false); <text:s/>delete gpSchCC;</text:span></text:span></text:p>
      <text:list text:style-name="L11">
        <text:list-item>
          <text:p text:style-name="P39">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12">
        <text:list-item>
          <text:p text:style-name="P41">Initialize the framework (<text:span text:style-name="Source_20_Text">mwfw2</text:span>).</text:p>
        </text:list-item>
        <text:list-item>
          <text:p text:style-name="P41">Perform <text:span text:style-name="Strong_20_Emphasis">self-tests</text:span>, and check for failures:</text:p>
          <text:list>
            <text:list-item>
              <text:p text:style-name="P41">If failures occur, report them and exit.</text:p>
            </text:list-item>
          </text:list>
        </text:list-item>
        <text:list-item>
          <text:p text:style-name="P41">Set up logging with a global log manager (<text:span text:style-name="Source_20_Text">CLog</text:span>).</text:p>
        </text:list-item>
        <text:list-item>
          <text:p text:style-name="P41"><text:soft-page-break/>Manage schema-related operations (<text:span text:style-name="Source_20_Text">schema</text:span> class), including generating content based on a schema (<text:span text:style-name="Source_20_Text">index.csv</text:span>).</text:p>
        </text:list-item>
        <text:list-item>
          <text:p text:style-name="P41">Prepare commented-out code for schema compilation if needed.</text:p>
        </text:list-item>
        <text:list-item>
          <text:p text:style-name="P40">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16"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8"><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13">
        <text:list-item>
          <text:p text:style-name="P43"><text:span text:style-name="Strong_20_Emphasis"><text:span text:style-name="Source_20_Text">#include "mwfw2.h"</text:span></text:span>: Includes a header file, presumably defining core classes and functionality for the project.</text:p>
        </text:list-item>
        <text:list-item>
          <text:p text:style-name="P42"><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7"><text:span text:style-name="Source_20_Text">gpCsv-&gt;parseData();</text:span></text:p>
      <text:list text:style-name="L14">
        <text:list-item>
          <text:p text:style-name="P45"><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45"><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44"><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7"><text:span text:style-name="Source_20_Text">std::string ssbDisplaySchema <text:s/>= gpCgiBind-&gt;get_form_variable(</text:span><text:span text:style-name="Source_20_Text"><text:span text:style-name="T7">"bDisplaySchema"</text:span></text:span><text:span text:style-name="Source_20_Text">);</text:span></text:p>
      <text:list text:style-name="L15">
        <text:list-item>
          <text:p text:style-name="P46">This extracts form variables (sent through the CGI mechanism) such as:</text:p>
          <text:list>
            <text:list-item>
              <text:p text:style-name="P47"><text:span text:style-name="Strong_20_Emphasis">Username (</text:span><text:span text:style-name="Strong_20_Emphasis"><text:span text:style-name="Source_20_Text">ssUsernameX</text:span></text:span><text:span text:style-name="Strong_20_Emphasis">)</text:span>.</text:p>
            </text:list-item>
            <text:list-item>
              <text:p text:style-name="P47"><text:span text:style-name="Strong_20_Emphasis">Password (</text:span><text:span text:style-name="Strong_20_Emphasis"><text:span text:style-name="Source_20_Text">ssPasswordX</text:span></text:span><text:span text:style-name="Strong_20_Emphasis">)</text:span>.</text:p>
            </text:list-item>
            <text:list-item>
              <text:p text:style-name="P47">Additional flags like <text:span text:style-name="Strong_20_Emphasis"><text:span text:style-name="Source_20_Text">bDisplaySchema</text:span></text:span> (controls schema display).</text:p>
            </text:list-item>
          </text:list>
        </text:list-item>
        <text:list-item>
          <text:p text:style-name="P46"><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7"><text:span text:style-name="Source_20_Text">}</text:span></text:p>
      <text:list text:style-name="L16">
        <text:list-item>
          <text:p text:style-name="P48"><text:span text:style-name="Strong_20_Emphasis"><text:span text:style-name="Source_20_Text">lookup_username_password</text:span></text:span><text:span text:style-name="Strong_20_Emphasis"> Check</text:span>:</text:p>
          <text:list>
            <text:list-item>
              <text:p text:style-name="P49"><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48"><text:span text:style-name="Strong_20_Emphasis">On Successful Authentication</text:span>:</text:p>
          <text:list>
            <text:list-item>
              <text:p text:style-name="P49">The program fetches user information (e.g., username, authentication level, etc.) from <text:span text:style-name="Source_20_Text">gpCsv-&gt;m_parsed_data</text:span>.</text:p>
            </text:list-item>
            <text:list-item>
              <text:p text:style-name="P48">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7"><text:span text:style-name="Source_20_Text">gpSchema-&gt;gen_from_schema(handle, PREFS | JOURNAL | LOGOUT, __FILE__, ssUsername, ssPassword);</text:span></text:p>
      <text:list text:style-name="L17">
        <text:list-item>
          <text:p text:style-name="P50">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7"><text:span text:style-name="Source_20_Text">}</text:span></text:p>
      <text:list text:style-name="L18">
        <text:list-item>
          <text:p text:style-name="P52">If enabled in the form variables (via flags like <text:span text:style-name="Source_20_Text">bDisplaySchema</text:span>), the program generates additional debug information such as:</text:p>
          <text:list>
            <text:list-item>
              <text:p text:style-name="P52">The active schema.</text:p>
            </text:list-item>
            <text:list-item>
              <text:p text:style-name="P52">Environment variables.</text:p>
            </text:list-item>
            <text:list-item>
              <text:p text:style-name="P51">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7"><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19">
        <text:list-item>
          <text:p text:style-name="P53"><text:span text:style-name="Strong_20_Emphasis">User Authentication</text:span>:</text:p>
          <text:list>
            <text:list-item>
              <text:p text:style-name="P54">Credentials are verified via a CSV file (<text:span text:style-name="Source_20_Text">passwd.csv</text:span>), and access level determines which menu schema gets used.</text:p>
            </text:list-item>
          </text:list>
        </text:list-item>
        <text:list-item>
          <text:p text:style-name="P53"><text:span text:style-name="Strong_20_Emphasis">Dynamic Behavior</text:span>:</text:p>
          <text:list>
            <text:list-item>
              <text:p text:style-name="P54">Uses form variables to decide on rendering behavior (e.g., displaying schemas, environment variables, etc.).</text:p>
            </text:list-item>
            <text:list-item>
              <text:p text:style-name="P54">Dynamically generates UI via <text:span text:style-name="Source_20_Text">gpSchema</text:span>.</text:p>
            </text:list-item>
          </text:list>
        </text:list-item>
        <text:list-item>
          <text:p text:style-name="P53"><text:span text:style-name="Strong_20_Emphasis">Shared Memory</text:span>:</text:p>
          <text:list>
            <text:list-item>
              <text:p text:style-name="P54"><text:span text:style-name="Strong_20_Emphasis"><text:span text:style-name="Source_20_Text">gpSh-&gt;m_pShMemng</text:span></text:span>: Appears to manage shared memory for settings that persist across requests.</text:p>
            </text:list-item>
          </text:list>
        </text:list-item>
        <text:list-item>
          <text:p text:style-name="P53"><text:span text:style-name="Strong_20_Emphasis">Logging</text:span>:</text:p>
          <text:list>
            <text:list-item>
              <text:p text:style-name="P54">Logs issues using <text:span text:style-name="Source_20_Text">gpSysLog</text:span>, with formatted messages including file name, function name, and line number.</text:p>
            </text:list-item>
          </text:list>
        </text:list-item>
        <text:list-item>
          <text:p text:style-name="P53"><text:span text:style-name="Strong_20_Emphasis">CGI Context-Awareness</text:span>:</text:p>
          <text:list>
            <text:list-item>
              <text:p text:style-name="P53">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20">
        <text:list-item>
          <text:p text:style-name="P56"><text:span text:style-name="Strong_20_Emphasis">Buffer Overflow</text:span>: <text:span text:style-name="Source_20_Text">char szTemp[128]</text:span> does not protect against overflow if the formatted log message exceeds 128 characters.</text:p>
        </text:list-item>
        <text:list-item>
          <text:p text:style-name="P55"><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9"/>
      <text:p text:style-name="Text_20_body"/>
      <text:h text:style-name="P17" text:outline-level="1"><text:bookmark-start text:name="__RefHeading___Toc220_2502033012"/>Using XMLRPC-C to call the VPAD API<text:bookmark-end text:name="__RefHeading___Toc220_2502033012"/></text:h>
      <text:p text:style-name="P4">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4">The currently supported functions available at the API are:</text:p>
      <text:list text:style-name="L21">
        <text:list-item>
          <text:p text:style-name="P20">VPAD_REQ_VERSION</text:p>
        </text:list-item>
        <text:list-item>
          <text:p text:style-name="P20">VPAD_REQ_AUTH</text:p>
        </text:list-item>
        <text:list-item>
          <text:p text:style-name="P20">VPAD_REQ_PARMS</text:p>
        </text:list-item>
      </text:list>
      <text:p text:style-name="P3"/>
      <text:p text:style-name="P3">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6"/>
      <text:p text:style-name="P5"><text:span text:style-name="Source_20_Text"><text:span text:style-name="T2">vpa_request_t req;</text:span></text:span></text:p>
      <text:p text:style-name="P5"><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p>
      <text:h text:style-name="P16" text:outline-level="1"><text:bookmark-start text:name="__RefHeading___Toc200_2317330379"/><text:span text:style-name="Source_20_Text">About xmlrpc_client.cpp, testing vpad</text:span><text:bookmark-end text:name="__RefHeading___Toc200_2317330379"/></text:h>
      <text:p text:style-name="P9"><text:span text:style-name="Source_20_Text"/></text:p>
      <text:p text:style-name="P9"><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2">
        <text:list-item>
          <text:p text:style-name="P58"><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58"><text:span text:style-name="Strong_20_Emphasis"><text:span text:style-name="Source_20_Text">main</text:span></text:span><text:span text:style-name="Strong_20_Emphasis"> function:</text:span> Orchestrates the entire operation, making two calls:</text:p>
          <text:list>
            <text:list-item>
              <text:p text:style-name="P58">One to get an authentication token.</text:p>
            </text:list-item>
            <text:list-item>
              <text:p text:style-name="P57">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7"><text:span text:style-name="Source_20_Text">std::string ssValueRetcode;</text:span></text:p>
      <text:list text:style-name="L23">
        <text:list-item>
          <text:p text:style-name="P60"><text:span text:style-name="Source_20_Text">mwfw2.h</text:span> appears to be a framework or library that provides utilities for working with the program (e.g., shared memory management, constants, etc.).</text:p>
        </text:list-item>
        <text:list-item>
          <text:p text:style-name="P59">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7"><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24">
        <text:list-item>
          <text:p text:style-name="P61"><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25">
        <text:list-item>
          <text:p text:style-name="P63">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63"><text:span text:style-name="Source_20_Text">xmlrpc_c::clientSimple</text:span> (from an XML-RPC C++ library) is used for making the call.</text:p>
        </text:list-item>
        <text:list-item>
          <text:p text:style-name="P63">The <text:span text:style-name="Source_20_Text">myClient.call</text:span> function sends the actual request, with the method name <text:span text:style-name="Source_20_Text">"diagnose"</text:span> and a set of parameters:</text:p>
          <text:list>
            <text:list-item>
              <text:p text:style-name="P63">Integers (<text:span text:style-name="Source_20_Text">req.eReqFunc</text:span>, <text:span text:style-name="Source_20_Text">req.iParm2</text:span>, etc.).</text:p>
            </text:list-item>
            <text:list-item>
              <text:p text:style-name="P63">Strings (<text:span text:style-name="Source_20_Text">req.szAuth</text:span>, <text:span text:style-name="Source_20_Text">req.szParm3</text:span>, etc.).</text:p>
            </text:list-item>
          </text:list>
        </text:list-item>
        <text:list-item>
          <text:p text:style-name="P62">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26">
        <text:list-item>
          <text:p text:style-name="P64">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7"><text:span text:style-name="Source_20_Text">}</text:span></text:p>
      <text:list text:style-name="L27">
        <text:list-item>
          <text:p text:style-name="P66">A pointer to an <text:span text:style-name="Source_20_Text">mwfw2</text:span> object (<text:span text:style-name="Source_20_Text">pMwFw</text:span>) is initialized, likely to set up the framework's basic services, logging, or shared functionality.</text:p>
        </text:list-item>
        <text:list-item>
          <text:p text:style-name="P65">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7"><text:span text:style-name="Source_20_Text">std::cout &lt;&lt; </text:span><text:span text:style-name="Source_20_Text"><text:span text:style-name="T7">"Remote Auth Token is: " </text:span></text:span><text:span text:style-name="Source_20_Text">&lt;&lt; ssReturn &lt;&lt; std::endl;</text:span></text:p>
      <text:list text:style-name="L28">
        <text:list-item>
          <text:p text:style-name="P68"><text:soft-page-break/>A <text:span text:style-name="Source_20_Text">vpa_request_t</text:span> structure (<text:span text:style-name="Source_20_Text">reqAuth</text:span>) is initialized to store arguments for the XML-RPC request:</text:p>
          <text:list>
            <text:list-item>
              <text:p text:style-name="P68">Host details (<text:span text:style-name="Source_20_Text">szRemoteHost</text:span>).</text:p>
            </text:list-item>
            <text:list-item>
              <text:p text:style-name="P68">Request type (<text:span text:style-name="Source_20_Text">eReqFunc</text:span>) set to <text:span text:style-name="Source_20_Text">VPAD_REQ_AUTH</text:span> (likely an enumeration for requesting the auth token).</text:p>
            </text:list-item>
            <text:list-item>
              <text:p text:style-name="P68">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68">Shared private key for authentication (<text:span text:style-name="Source_20_Text">szAuth</text:span>) is copied from a constant <text:span text:style-name="Source_20_Text">VPA_RPC_PSK</text:span>.</text:p>
            </text:list-item>
          </text:list>
        </text:list-item>
        <text:list-item>
          <text:p text:style-name="P68">The <text:span text:style-name="Source_20_Text">vpa_call</text:span> function is invoked, and the authentication token is retrieved (<text:span text:style-name="Source_20_Text">ssReturn</text:span>).</text:p>
        </text:list-item>
        <text:list-item>
          <text:p text:style-name="P67">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7"><text:span text:style-name="Source_20_Text">std::cout &lt;&lt; </text:span><text:span text:style-name="Source_20_Text"><text:span text:style-name="T7">"Remote Version is: <text:s text:c="3"/>" </text:span></text:span><text:span text:style-name="Source_20_Text">&lt;&lt; ssReturn &lt;&lt; std::endl;</text:span></text:p>
      <text:list text:style-name="L29">
        <text:list-item>
          <text:p text:style-name="P70">Another <text:span text:style-name="Source_20_Text">vpa_request_t</text:span> structure (<text:span text:style-name="Source_20_Text">reqVer</text:span>) is initialized for the version request.</text:p>
        </text:list-item>
        <text:list-item>
          <text:p text:style-name="P70">The request type (<text:span text:style-name="Source_20_Text">eReqFunc</text:span>) is set to <text:span text:style-name="Source_20_Text">VPAD_REQ_VERSION</text:span>.</text:p>
        </text:list-item>
        <text:list-item>
          <text:p text:style-name="P70">The obtained authentication token (<text:span text:style-name="Source_20_Text">szAuth</text:span>) is attached to the request.</text:p>
        </text:list-item>
        <text:list-item>
          <text:p text:style-name="P69">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30">
        <text:list-item>
          <text:p text:style-name="P72"><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72"><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72"><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72"><text:span text:style-name="Strong_20_Emphasis">Error Handling:</text:span> Exceptions during network communication (e.g., XML-RPC errors) are properly caught and logged.</text:p>
        </text:list-item>
        <text:list-item>
          <text:p text:style-name="P71"><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31">
        <text:list-item>
          <text:p text:style-name="P73">If successful:</text:p>
        </text:list-item>
      </text:list>
      <text:p text:style-name="Preformatted_20_Text"/>
      <text:p text:style-name="Preformatted_20_Text"><text:span text:style-name="Source_20_Text"><text:s text:c="3"/>Remote Auth Token is: AUTH12345</text:span></text:p>
      <text:p text:style-name="P7"><text:span text:style-name="Source_20_Text"><text:s text:c="3"/>Remote Version is: <text:s text:c="3"/>1.0.0</text:span></text:p>
      <text:list text:style-name="L32">
        <text:list-item>
          <text:p text:style-name="P74">If an error occurs during an XML-RPC call:</text:p>
        </text:list-item>
      </text:list>
      <text:p text:style-name="Preformatted_20_Text"/>
      <text:p text:style-name="P7"><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text:span text:style-name="T11">Protocol Adapter</text:span> (VPA) system, where remote XML-RPC calls are used to:</text:p>
      <text:list text:style-name="L33">
        <text:list-item>
          <text:p text:style-name="P76">Authenticate a client using private keys.</text:p>
        </text:list-item>
        <text:list-item>
          <text:p text:style-name="P75">Query system/version information from a remote server.</text:p>
        </text:list-item>
      </text:list>
      <text:p text:style-name="Text_20_body">It serves as a client-side implementation for remotely communicating with and managing automated processes.</text:p>
      <text:p text:style-name="P9"><text:span text:style-name="Source_20_Text"/></text:p>
      <text:h text:style-name="P16" text:outline-level="1"><text:bookmark-start text:name="__RefHeading___Toc2145_1518828540"/><text:span text:style-name="Source_20_Text">About the xmlrpc_inetd_server.</text:span><text:span text:style-name="Source_20_Text"><text:span text:style-name="T11">cpp</text:span></text:span><text:bookmark-end text:name="__RefHeading___Toc2145_1518828540"/></text:h>
      <text:h text:style-name="Heading_20_3" text:outline-level="3"><text:bookmark-start text:name="__RefHeading___Toc2147_1518828540"/><text:span text:style-name="Source_20_Text"><text:span text:style-name="Strong_20_Emphasis">Overview</text:span></text:span><text:bookmark-end text:name="__RefHeading___Toc2147_1518828540"/></text:h>
      <text:p text:style-name="Text_20_body">The code is part of an XML-RPC-based application, derived from an example in the <text:span text:style-name="Source_20_Text">xmlrpc-c</text:span> library. It defines a custom XML-RPC method (<text:span text:style-name="Source_20_Text">diagnoseMethod</text:span>) and sets up a server (<text:span text:style-name="Source_20_Text">xmlrpc_c::serverAbyss</text:span>) capable of receiving and executing requests over HTTP. The primary use case appears to be diagnostics and management of a system, offering functionalities like version retrieval, authentication, and system termination.</text:p>
      <text:p text:style-name="P92">There are two ways that RPC services can be provided by the framework.</text:p>
      <text:p text:style-name="P92">1. The vpad.cpp executable can be spawned by clicking on the Start VPAD button in the web interface. This forks an XMLRPC responder that stays resident until terminated.</text:p>
      <text:p text:style-name="P92">2. The xmlrpc_inetd_server.cpp executable can be spawned by the xinetd daemon when a requests arrives on port 5164.</text:p>
      <text:p text:style-name="P92">The /etc/xinetd.d/vpa configuration file determines which method is used to service XMLRPC calls to the VPA port. The pros and cons are as follows.</text:p>
      <text:p text:style-name="P92">The xmlrpc_inetd_server method is a little cleaner in that you don’t have to start the VPA daemon manually prior to calling it. You also don’t have to terminate it manually when you are done with it. The xinetd daemon spawns the service process each time a request arrives at the VPA port. This does have higher overhead in the the process has to get loaded each time for use. Each instance lasts for one XMLRPC call then the process ends.</text:p>
      <text:p text:style-name="P92">The vpad daemon method is a little more efficient in that once the process gets loaded, the abyss server stays resident, listening to the VPA port for further requests.</text:p>
      <text:p text:style-name="P79"/>
      <text:p text:style-name="P78"/>
      <text:h text:style-name="Heading_20_3" text:outline-level="3"><text:bookmark-start text:name="__RefHeading___Toc2149_1518828540"/><text:span text:style-name="Strong_20_Emphasis">Global Objects</text:span><text:bookmark-end text:name="__RefHeading___Toc2149_1518828540"/></text:h>
      <text:h text:style-name="Heading_20_4" text:outline-level="4"><text:bookmark-start text:name="__RefHeading___Toc2151_1518828540"/><text:span text:style-name="Strong_20_Emphasis"><text:span text:style-name="Source_20_Text">vpad_req_names</text:span></text:span><text:span text:style-name="Strong_20_Emphasis"> and </text:span><text:span text:style-name="Strong_20_Emphasis"><text:span text:style-name="Source_20_Text">vpad_type_names</text:span></text:span><text:bookmark-end text:name="__RefHeading___Toc2151_1518828540"/></text:h>
      <text:list text:style-name="L34">
        <text:list-item>
          <text:p text:style-name="P80"><text:span text:style-name="Strong_20_Emphasis"><text:span text:style-name="Source_20_Text">vpad_req_names</text:span></text:span><text:span text:style-name="Strong_20_Emphasis"> </text:span>:</text:p>
          <text:list>
            <text:list-item>
              <text:p text:style-name="P81">An array of string constants, representing the possible request types the server can handle. </text:p>
            </text:list-item>
            <text:list-item>
              <text:p text:style-name="P81">Used to identify requests sent to the server, like <text:span text:style-name="Source_20_Text">"VERSION"</text:span>, <text:span text:style-name="Source_20_Text">"AUTH"</text:span>, <text:span text:style-name="Source_20_Text">"PARMS"</text:span>, etc. </text:p>
            </text:list-item>
          </text:list>
        </text:list-item>
        <text:list-item>
          <text:p text:style-name="P80"><text:span text:style-name="Strong_20_Emphasis"><text:span text:style-name="Source_20_Text">vpad_type_names</text:span></text:span><text:span text:style-name="Strong_20_Emphasis"> </text:span>:</text:p>
          <text:list>
            <text:list-item>
              <text:p text:style-name="P81">Another array of strings that maps variable parameter types to their respective names. For example, <text:span text:style-name="Source_20_Text">"NONE"</text:span>, <text:span text:style-name="Source_20_Text">"INT"</text:span>, <text:span text:style-name="Source_20_Text">"STRING"</text:span>, etc. </text:p>
            </text:list-item>
            <text:list-item>
              <text:p text:style-name="P80">Provides human-readable labels for types used in server processing and logging. </text:p>
            </text:list-item>
          </text:list>
        </text:list-item>
      </text:list>
      <text:p text:style-name="Horizontal_20_Line"/>
      <text:p text:style-name="Horizontal_20_Line"/>
      <text:h text:style-name="Heading_20_3" text:outline-level="3"><text:bookmark-start text:name="__RefHeading___Toc2153_1518828540"/><text:span text:style-name="Strong_20_Emphasis"><text:span text:style-name="Source_20_Text">diagnoseMethod</text:span></text:span><text:span text:style-name="Strong_20_Emphasis"> Class</text:span><text:bookmark-end text:name="__RefHeading___Toc2153_1518828540"/></text:h>
      <text:p text:style-name="Text_20_body"><text:span text:style-name="Source_20_Text">diagnoseMethod</text:span> is a custom XML-RPC method derived from the <text:span text:style-name="Source_20_Text">xmlrpc_c::method</text:span> class. This class overrides the <text:span text:style-name="Source_20_Text">execute</text:span> method to handle specific requests and provide responses.</text:p>
      <text:h text:style-name="Heading_20_4" text:outline-level="4"><text:bookmark-start text:name="__RefHeading___Toc2155_1518828540"/><text:span text:style-name="Strong_20_Emphasis">Constructor</text:span><text:bookmark-end text:name="__RefHeading___Toc2155_1518828540"/></text:h>
      <text:list text:style-name="L35">
        <text:list-item>
          <text:p text:style-name="P83">Initializes metadata (<text:span text:style-name="Source_20_Text">_signature</text:span> and <text:span text:style-name="Source_20_Text">_help</text:span>). These define: </text:p>
          <text:list>
            <text:list-item>
              <text:p text:style-name="P83"><text:span text:style-name="Strong_20_Emphasis"><text:span text:style-name="Source_20_Text">_signature</text:span></text:span><text:span text:style-name="Strong_20_Emphasis"> </text:span>: The format of arguments (<text:span text:style-name="Source_20_Text">s:iiisiss</text:span> means a string result from integers and strings). </text:p>
            </text:list-item>
            <text:list-item>
              <text:p text:style-name="P82"><text:span text:style-name="Strong_20_Emphasis"><text:span text:style-name="Source_20_Text">_help</text:span></text:span><text:span text:style-name="Strong_20_Emphasis"> </text:span>: Documentation for the method, accessible by clients querying the server's capabilities. </text:p>
            </text:list-item>
          </text:list>
        </text:list-item>
      </text:list>
      <text:h text:style-name="Heading_20_4" text:outline-level="4"><text:bookmark-start text:name="__RefHeading___Toc2157_1518828540"/><text:span text:style-name="Strong_20_Emphasis"><text:span text:style-name="Source_20_Text">execute</text:span></text:span><text:span text:style-name="Strong_20_Emphasis"> Method</text:span><text:bookmark-end text:name="__RefHeading___Toc2157_1518828540"/></text:h>
      <text:p text:style-name="Text_20_body">The <text:span text:style-name="Source_20_Text">execute</text:span> method processes incoming XML-RPC requests and responds based on the request type.</text:p>
      <text:list text:style-name="L36">
        <text:list-item>
          <text:p text:style-name="P84"><text:span text:style-name="Strong_20_Emphasis">Parameter Parsing</text:span>:</text:p>
          <text:list>
            <text:list-item>
              <text:p text:style-name="P85">Expects a series of parameters (<text:span text:style-name="Source_20_Text">int</text:span>, <text:span text:style-name="Source_20_Text">string</text:span>) passed via XML-RPC, including: </text:p>
              <text:list>
                <text:list-item>
                  <text:p text:style-name="P85">Request type (<text:span text:style-name="Source_20_Text">iParm1</text:span>): Maps to <text:span text:style-name="Source_20_Text">vpad_req_names[]</text:span>. </text:p>
                </text:list-item>
                <text:list-item>
                  <text:p text:style-name="P85">Authentication token (<text:span text:style-name="Source_20_Text">ssAuth</text:span>). </text:p>
                </text:list-item>
                <text:list-item>
                  <text:p text:style-name="P85">Other parameters (<text:span text:style-name="Source_20_Text">iParm2</text:span>, <text:span text:style-name="Source_20_Text">ssParm3</text:span>, etc.). </text:p>
                </text:list-item>
              </text:list>
            </text:list-item>
            <text:list-item>
              <text:p text:style-name="P85">Validates the parameter count using <text:span text:style-name="Source_20_Text">paramList.verifyEnd</text:span>. </text:p>
            </text:list-item>
          </text:list>
        </text:list-item>
        <text:list-item>
          <text:p text:style-name="P84"><text:span text:style-name="Strong_20_Emphasis">Payload Logging</text:span>:</text:p>
          <text:list>
            <text:list-item>
              <text:p text:style-name="P85">Constructs a detailed log using <text:span text:style-name="Source_20_Text">sprintf</text:span> to record the request details. Logs string representations of parameter types and their values for debugging and auditing. </text:p>
            </text:list-item>
          </text:list>
        </text:list-item>
        <text:list-item>
          <text:p text:style-name="P84"><text:span text:style-name="Strong_20_Emphasis">Request Handling</text:span>:</text:p>
          <text:list>
            <text:list-item>
              <text:p text:style-name="P85"><text:soft-page-break/>Processes different request types via a <text:span text:style-name="Source_20_Text">switch</text:span> statement. Supported requests include: </text:p>
              <text:list>
                <text:list-item>
                  <text:p text:style-name="P85"><text:span text:style-name="Strong_20_Emphasis"><text:span text:style-name="Source_20_Text">VPAD_REQ_VERSION</text:span></text:span><text:span text:style-name="Strong_20_Emphasis"> </text:span>: </text:p>
                  <text:list>
                    <text:list-item>
                      <text:p text:style-name="P85">Returns the system's version (<text:span text:style-name="Source_20_Text">RVERSION_STRING_LONG</text:span>) if authentication succeeds. </text:p>
                    </text:list-item>
                    <text:list-item>
                      <text:p text:style-name="P85">If authentication fails, imposes a delay (<text:span text:style-name="Source_20_Text">sleep(10)</text:span>) to deter brute force attacks and returns an error. </text:p>
                    </text:list-item>
                  </text:list>
                </text:list-item>
                <text:list-item>
                  <text:p text:style-name="P85"><text:span text:style-name="Strong_20_Emphasis"><text:span text:style-name="Source_20_Text">VPAD_REQ_AUTH</text:span></text:span><text:span text:style-name="Strong_20_Emphasis"> </text:span>: </text:p>
                  <text:list>
                    <text:list-item>
                      <text:p text:style-name="P85">Verifies a pre-shared key (<text:span text:style-name="Source_20_Text">VPA_RPC_PSK</text:span>) to issue an authentication token (<text:span text:style-name="Source_20_Text">szRpcUuid</text:span>). </text:p>
                    </text:list-item>
                    <text:list-item>
                      <text:p text:style-name="P85">Similar delay for failed attempts. </text:p>
                    </text:list-item>
                  </text:list>
                </text:list-item>
                <text:list-item>
                  <text:p text:style-name="P85"><text:span text:style-name="Strong_20_Emphasis"><text:span text:style-name="Source_20_Text">VPAD_REQ_PARMS</text:span></text:span><text:span text:style-name="Strong_20_Emphasis"> </text:span>: </text:p>
                  <text:list>
                    <text:list-item>
                      <text:p text:style-name="P85">If authenticated, returns the serialized payload string (<text:span text:style-name="Source_20_Text">szPayload</text:span>); otherwise, delays the response and returns an error. </text:p>
                    </text:list-item>
                  </text:list>
                </text:list-item>
                <text:list-item>
                  <text:p text:style-name="P85"><text:span text:style-name="Strong_20_Emphasis"><text:span text:style-name="Source_20_Text">VPAD_REQ_TERM</text:span></text:span><text:span text:style-name="Strong_20_Emphasis"> </text:span>: </text:p>
                  <text:list>
                    <text:list-item>
                      <text:p text:style-name="P85">Triggers server shutdown after informing the client that the system is terminating. </text:p>
                    </text:list-item>
                  </text:list>
                </text:list-item>
                <text:list-item>
                  <text:p text:style-name="P85"><text:span text:style-name="Strong_20_Emphasis">Default Case</text:span>: </text:p>
                  <text:list>
                    <text:list-item>
                      <text:p text:style-name="P84">Handles unrecognized request types by returning <text:span text:style-name="Source_20_Text">"Unknown Request"</text:span>. </text:p>
                    </text:list-item>
                  </text:list>
                </text:list-item>
              </text:list>
            </text:list-item>
          </text:list>
        </text:list-item>
      </text:list>
      <text:p text:style-name="Horizontal_20_Line"/>
      <text:p text:style-name="Horizontal_20_Line"/>
      <text:h text:style-name="Heading_20_3" text:outline-level="3"><text:bookmark-start text:name="__RefHeading___Toc2159_1518828540"/><text:span text:style-name="Strong_20_Emphasis">Security Features</text:span><text:bookmark-end text:name="__RefHeading___Toc2159_1518828540"/></text:h>
      <text:list text:style-name="L37">
        <text:list-item>
          <text:p text:style-name="P86"><text:span text:style-name="Strong_20_Emphasis">Authentication</text:span>:</text:p>
          <text:list>
            <text:list-item>
              <text:p text:style-name="P87">Validates clients using an authentication token (<text:span text:style-name="Source_20_Text">ssAuth</text:span>) or a pre-shared key (<text:span text:style-name="Source_20_Text">VPA_RPC_PSK</text:span>). </text:p>
            </text:list-item>
            <text:list-item>
              <text:p text:style-name="P87">Sensitive responses (like version information) are blocked without proper authentication. </text:p>
            </text:list-item>
          </text:list>
        </text:list-item>
        <text:list-item>
          <text:p text:style-name="P86"><text:span text:style-name="Strong_20_Emphasis">Brute Force Mitigation</text:span>:</text:p>
          <text:list>
            <text:list-item>
              <text:p text:style-name="P87">Adds a <text:span text:style-name="Source_20_Text">10-second</text:span> delay for invalid authentication attempts to penalize attackers. </text:p>
            </text:list-item>
          </text:list>
        </text:list-item>
        <text:list-item>
          <text:p text:style-name="P86"><text:span text:style-name="Strong_20_Emphasis">Audit Logs</text:span>:</text:p>
          <text:list>
            <text:list-item>
              <text:p text:style-name="P86">Logs every request and its parameters to a centralized system log (<text:span text:style-name="Source_20_Text">gpSysLog</text:span>). </text:p>
            </text:list-item>
          </text:list>
        </text:list-item>
      </text:list>
      <text:p text:style-name="Horizontal_20_Line"/>
      <text:p text:style-name="Horizontal_20_Line"/>
      <text:h text:style-name="Heading_20_3" text:outline-level="3"><text:bookmark-start text:name="__RefHeading___Toc2161_1518828540"/><text:span text:style-name="Strong_20_Emphasis">Main Function</text:span><text:bookmark-end text:name="__RefHeading___Toc2161_1518828540"/></text:h>
      <text:p text:style-name="Text_20_body">Although the main function is partially shown, its purpose is to:</text:p>
      <text:list text:style-name="L38">
        <text:list-item>
          <text:p text:style-name="P88"><text:span text:style-name="Strong_20_Emphasis">Initialize Server Environment</text:span>:</text:p>
          <text:list>
            <text:list-item>
              <text:p text:style-name="P89">Likely uses the <text:span text:style-name="Source_20_Text">mwfw2</text:span> object for setup. </text:p>
            </text:list-item>
          </text:list>
        </text:list-item>
        <text:list-item>
          <text:p text:style-name="P88"><text:soft-page-break/><text:span text:style-name="Strong_20_Emphasis">Register Methods</text:span>:</text:p>
          <text:list>
            <text:list-item>
              <text:p text:style-name="P89">Adds <text:span text:style-name="Source_20_Text">diagnoseMethod</text:span> to the <text:span text:style-name="Source_20_Text">xmlrpc_c::registry</text:span>. This registration maps XML-RPC method calls to <text:span text:style-name="Source_20_Text">diagnose</text:span>. </text:p>
            </text:list-item>
          </text:list>
        </text:list-item>
        <text:list-item>
          <text:p text:style-name="P88"><text:span text:style-name="Strong_20_Emphasis">Start Server</text:span>:</text:p>
          <text:list>
            <text:list-item>
              <text:p text:style-name="P89">Configures an Abyss (HTTP-based) server with the registry to listen for incoming HTTP POST requests. </text:p>
            </text:list-item>
            <text:list-item>
              <text:p text:style-name="P88">Suggests the server is designed to run in an "inetd-like" mode (facilitating such requests via system-standard input). </text:p>
            </text:list-item>
          </text:list>
        </text:list-item>
      </text:list>
      <text:p text:style-name="Horizontal_20_Line"/>
      <text:p text:style-name="Horizontal_20_Line"/>
      <text:h text:style-name="Heading_20_3" text:outline-level="3"><text:bookmark-start text:name="__RefHeading___Toc2163_1518828540"/><text:span text:style-name="Strong_20_Emphasis">Key Points to Note</text:span><text:bookmark-end text:name="__RefHeading___Toc2163_1518828540"/></text:h>
      <text:list text:style-name="L39">
        <text:list-item>
          <text:p text:style-name="P91"><text:span text:style-name="Strong_20_Emphasis">Use of XML-RPC</text:span>: This showcases a lightweight, procedural way to handle remote procedure calls (RPCs) over HTTP. </text:p>
        </text:list-item>
        <text:list-item>
          <text:p text:style-name="P91"><text:span text:style-name="Strong_20_Emphasis">Modularity</text:span>: The use of <text:span text:style-name="Source_20_Text">xmlrpc_c::method</text:span> and <text:span text:style-name="Source_20_Text">xmlrpc_c::serverAbyss</text:span> keeps implementations clean and modular. </text:p>
        </text:list-item>
        <text:list-item>
          <text:p text:style-name="P90"><text:span text:style-name="Strong_20_Emphasis">Practical Security</text:span>: The addition of authentication and time penalties makes this suitable for deployment in moderately secure environments. </text:p>
        </text:list-item>
      </text:list>
      <text:p text:style-name="Horizontal_20_Line"/>
      <text:p text:style-name="Horizontal_20_Line"/>
      <text:h text:style-name="Heading_20_3" text:outline-level="3"><text:bookmark-start text:name="__RefHeading___Toc2165_1518828540"/><text:span text:style-name="Strong_20_Emphasis">Code Summary</text:span><text:bookmark-end text:name="__RefHeading___Toc2165_1518828540"/></text:h>
      <text:p text:style-name="Text_20_body">The code implements an XML-RPC server that securely manages requests for various diagnostic and operational tasks. Key features include structured request handling (<text:span text:style-name="Source_20_Text">diagnoseMethod</text:span>), robust logging, authentication, and mitigation against brute force attacks. It uses the <text:span text:style-name="Source_20_Text">xmlrpc-c</text:span> library extensively and demonstrates good practices in modularity and security.</text:p>
      <text:p text:style-name="Text_20_body"><text:span text:style-name="Source_20_Text"/></text:p>
      <text:h text:style-name="P16" text:outline-level="1"><text:bookmark-start text:name="__RefHeading___Toc2167_1518828540"/><text:span text:style-name="Strong_20_Emphasis">About the <text:s/>vpad.cpp VPA server daemon</text:span><text:bookmark-end text:name="__RefHeading___Toc2167_1518828540"/></text:h>
      <text:p text:style-name="Text_20_body">This code is part of a C++ program designed to implement an XML-RPC server (<text:span text:style-name="Source_20_Text">vpad</text:span> application). It defines a custom XML-RPC method (<text:span text:style-name="Source_20_Text">diagnoseMethod</text:span>) and integrates it with the <text:span text:style-name="Source_20_Text">xmlrpc-c</text:span> library. The program initializes shared memory, logs runtime state, and handles both parent and child process functionalities after a fork.</text:p>
      <text:p text:style-name="Horizontal_20_Line"/>
      <text:p text:style-name="Horizontal_20_Line"/>
      <text:h text:style-name="Heading_20_3" text:outline-level="3"><text:bookmark-start text:name="__RefHeading___Toc2169_1518828540"/><text:span text:style-name="Strong_20_Emphasis">Key Components</text:span><text:bookmark-end text:name="__RefHeading___Toc2169_1518828540"/></text:h>
      <text:list text:style-name="L40">
        <text:list-item>
          <text:h text:style-name="P19" text:outline-level="4"><text:bookmark-start text:name="__RefHeading___Toc2171_1518828540"/><text:span text:style-name="Strong_20_Emphasis">Headers and Definitions</text:span><text:bookmark-end text:name="__RefHeading___Toc2171_1518828540"/></text:h>
          <text:list>
            <text:list-item>
              <text:p text:style-name="P94">The program uses several key library headers: </text:p>
              <text:list>
                <text:list-item>
                  <text:p text:style-name="P94"><text:span text:style-name="Source_20_Text">xmlrpc-c/*</text:span>: Implements XML-RPC server capabilities. </text:p>
                </text:list-item>
                <text:list-item>
                  <text:p text:style-name="P94">Application-specific headers (<text:span text:style-name="Source_20_Text">mwfw2.h</text:span>, <text:span text:style-name="Source_20_Text">vpadDefs.h</text:span>, etc.) for custom framework functionality. </text:p>
                </text:list-item>
              </text:list>
            </text:list-item>
            <text:list-item>
              <text:p text:style-name="P94">Defines meaningful lookup arrays for request (<text:span text:style-name="Source_20_Text">vpad_req_names</text:span>) and data types (<text:span text:style-name="Source_20_Text">vpad_type_names</text:span>) that are used in XML-RPC parameter handling. </text:p>
            </text:list-item>
          </text:list>
        </text:list-item>
        <text:list-item>
          <text:h text:style-name="P19" text:outline-level="4"><text:bookmark-start text:name="__RefHeading___Toc2173_1518828540"/><text:span text:style-name="Strong_20_Emphasis">Class </text:span><text:span text:style-name="Strong_20_Emphasis"><text:span text:style-name="Source_20_Text">diagnoseMethod</text:span></text:span><text:bookmark-end text:name="__RefHeading___Toc2173_1518828540"/></text:h>
          <text:p text:style-name="P93">This class is a custom XML-RPC method designed to handle specific client requests. It implements and extends the functionality of the <text:span text:style-name="Source_20_Text">xmlrpc_c::method</text:span> class.</text:p>
          <text:list>
            <text:list-item>
              <text:p text:style-name="P93"><text:span text:style-name="Strong_20_Emphasis">Purpose</text:span>: Executes different operations based on the client's request.</text:p>
            </text:list-item>
            <text:list-item>
              <text:p text:style-name="P93"><text:span text:style-name="Strong_20_Emphasis">Signature</text:span>: <text:span text:style-name="Source_20_Text">"s:iiisiss"</text:span></text:p>
              <text:list>
                <text:list-item>
                  <text:p text:style-name="P94">Denotes the method returns a <text:span text:style-name="Source_20_Text">string</text:span> and takes seven parameters: integers, strings, etc. </text:p>
                </text:list-item>
              </text:list>
            </text:list-item>
            <text:list-item>
              <text:p text:style-name="P93"><text:span text:style-name="Strong_20_Emphasis">Implementation</text:span>:</text:p>
              <text:list>
                <text:list-item>
                  <text:p text:style-name="P94">Parameters are extracted from the <text:span text:style-name="Source_20_Text">xmlrpc_c::paramList</text:span> using helper methods (<text:span text:style-name="Source_20_Text">getInt</text:span>, <text:span text:style-name="Source_20_Text">getString</text:span>). </text:p>
                </text:list-item>
                <text:list-item>
                  <text:p text:style-name="P94">Logs the request payload in a formatted string using <text:span text:style-name="Source_20_Text">gpSysLog</text:span>. </text:p>
                </text:list-item>
                <text:list-item>
                  <text:p text:style-name="P94">Handles various XML-RPC request types based on <text:span text:style-name="Source_20_Text">iParm1</text:span> (first parameter): </text:p>
                  <text:list>
                    <text:list-item>
                      <text:p text:style-name="P94"><text:span text:style-name="Source_20_Text">VPAD_REQ_VERSION</text:span>: Verifies an authentication token (<text:span text:style-name="Source_20_Text">ssAuth</text:span>) and returns the software version. </text:p>
                    </text:list-item>
                    <text:list-item>
                      <text:p text:style-name="P94"><text:span text:style-name="Source_20_Text">VPAD_REQ_AUTH</text:span>: Verifies a password (pre-shared key, <text:span text:style-name="Source_20_Text">VPA_RPC_PSK</text:span>) and returns an identifier (<text:span text:style-name="Source_20_Text">szRpcUuid</text:span>). </text:p>
                    </text:list-item>
                    <text:list-item>
                      <text:p text:style-name="P94"><text:span text:style-name="Source_20_Text">VPAD_REQ_PARMS</text:span>: Logs and returns the diagnostics payload. </text:p>
                    </text:list-item>
                    <text:list-item>
                      <text:p text:style-name="P93"><text:span text:style-name="Source_20_Text">VPAD_REQ_TERM</text:span>: Terminates the server by calling <text:span text:style-name="Source_20_Text">exit(EXIT_SUCCESS)</text:span>. </text:p>
                    </text:list-item>
                  </text:list>
                </text:list-item>
              </text:list>
              <text:p text:style-name="P93"><text:span text:style-name="Strong_20_Emphasis">Security Measures</text:span>:</text:p>
              <text:list text:continue-numbering="true">
                <text:list-item>
                  <text:p text:style-name="P94"><text:soft-page-break/>To prevent brute-force or DDoS attacks, a deliberate time delay (<text:span text:style-name="Source_20_Text">sleep(10)</text:span>) is added in case of invalid parameters. </text:p>
                </text:list-item>
              </text:list>
            </text:list-item>
          </text:list>
        </text:list-item>
        <text:list-item>
          <text:h text:style-name="P19" text:outline-level="4"><text:bookmark-start text:name="__RefHeading___Toc2175_1518828540"/><text:span text:style-name="Strong_20_Emphasis">Main Function (</text:span><text:span text:style-name="Strong_20_Emphasis"><text:span text:style-name="Source_20_Text">main</text:span></text:span><text:span text:style-name="Strong_20_Emphasis">)</text:span><text:bookmark-end text:name="__RefHeading___Toc2175_1518828540"/></text:h>
          <text:p text:style-name="P93">This is the entry point of the <text:span text:style-name="Source_20_Text">vpad</text:span> application. It initializes necessary subsystems, forks into parent and child processes, and handles distinct operations in each process:</text:p>
          <text:list>
            <text:list-item>
              <text:p text:style-name="P93"><text:span text:style-name="Strong_20_Emphasis">Parent Process:</text:span></text:p>
              <text:list>
                <text:list-item>
                  <text:p text:style-name="P94">Initializes runtime states, including logging. </text:p>
                </text:list-item>
                <text:list-item>
                  <text:p text:style-name="P94">Interacts with shared memory for process metadata (<text:span text:style-name="Source_20_Text">PID</text:span>, uptime). </text:p>
                </text:list-item>
                <text:list-item>
                  <text:p text:style-name="P94">Executes an infinite loop to maintain the server's state until it is terminated. </text:p>
                </text:list-item>
              </text:list>
            </text:list-item>
            <text:list-item>
              <text:p text:style-name="P93"><text:span text:style-name="Strong_20_Emphasis">Child Process:</text:span></text:p>
              <text:list>
                <text:list-item>
                  <text:p text:style-name="P94">Initializes and starts the XML-RPC server. </text:p>
                </text:list-item>
                <text:list-item>
                  <text:p text:style-name="P94">Registers the <text:span text:style-name="Source_20_Text">diagnoseMethod</text:span> as an XML-RPC method bound to the server. </text:p>
                </text:list-item>
                <text:list-item>
                  <text:p text:style-name="P93">Listens for and handles HTTP/XML-RPC requests on port <text:span text:style-name="Source_20_Text">5164</text:span>. </text:p>
                </text:list-item>
              </text:list>
              <text:p text:style-name="P93">This design separates the runtime state management (handled by the parent) from the XML-RPC communication (handled by the child).</text:p>
            </text:list-item>
          </text:list>
        </text:list-item>
        <text:list-item>
          <text:h text:style-name="P19" text:outline-level="4"><text:bookmark-start text:name="__RefHeading___Toc2177_1518828540"/><text:span text:style-name="Strong_20_Emphasis">Logging</text:span><text:bookmark-end text:name="__RefHeading___Toc2177_1518828540"/></text:h>
          <text:list>
            <text:list-item>
              <text:p text:style-name="P94">Logging is done using a <text:span text:style-name="Source_20_Text">CLog</text:span> object (<text:span text:style-name="Source_20_Text">gpLog</text:span>) and a global logging mechanism (<text:span text:style-name="Source_20_Text">gpSysLog</text:span>). </text:p>
            </text:list-item>
            <text:list-item>
              <text:p text:style-name="P93">Logs critical information such as process details, time stamps, and incoming request payloads for auditing. </text:p>
            </text:list-item>
          </text:list>
        </text:list-item>
      </text:list>
      <text:p text:style-name="Horizontal_20_Line"/>
      <text:p text:style-name="Horizontal_20_Line"/>
      <text:h text:style-name="Heading_20_3" text:outline-level="3"><text:bookmark-start text:name="__RefHeading___Toc2179_1518828540"/><text:span text:style-name="Strong_20_Emphasis">Features of the Application</text:span><text:bookmark-end text:name="__RefHeading___Toc2179_1518828540"/></text:h>
      <text:list text:style-name="L41">
        <text:list-item>
          <text:p text:style-name="P95"><text:span text:style-name="Strong_20_Emphasis">XML-RPC Integration</text:span>:</text:p>
          <text:list>
            <text:list-item>
              <text:p text:style-name="P96">The program uses the <text:span text:style-name="Source_20_Text">xmlrpc-c</text:span> library to create an RPC server. </text:p>
            </text:list-item>
            <text:list-item>
              <text:p text:style-name="P96">Implements <text:span text:style-name="Source_20_Text">diagnoseMethod</text:span>, a custom XML-RPC method allowing interaction from an external client. </text:p>
            </text:list-item>
          </text:list>
        </text:list-item>
        <text:list-item>
          <text:p text:style-name="P95"><text:span text:style-name="Strong_20_Emphasis">Process Forking</text:span>:</text:p>
          <text:list>
            <text:list-item>
              <text:p text:style-name="P96">The program forks into parent and child processes. This separation ensures robust runtime management and dedicated handling of network communication. </text:p>
            </text:list-item>
          </text:list>
        </text:list-item>
        <text:list-item>
          <text:p text:style-name="P95"><text:span text:style-name="Strong_20_Emphasis">Shared Memory Communication</text:span>:</text:p>
          <text:list>
            <text:list-item>
              <text:p text:style-name="P96">The application uses shared memory (presumably implemented within <text:span text:style-name="Source_20_Text">mwfw2.h</text:span>) for storing runtime metadata: </text:p>
              <text:list>
                <text:list-item>
                  <text:p text:style-name="P96">Parent/child process IDs. </text:p>
                </text:list-item>
                <text:list-item>
                  <text:p text:style-name="P96">Software version (<text:span text:style-name="Source_20_Text">RVERSION_STRING_LONG</text:span>). </text:p>
                </text:list-item>
                <text:list-item>
                  <text:p text:style-name="P96">Pre-shared keys, etc. </text:p>
                </text:list-item>
              </text:list>
            </text:list-item>
          </text:list>
        </text:list-item>
        <text:list-item>
          <text:p text:style-name="P95"><text:span text:style-name="Strong_20_Emphasis">Security Measures</text:span>:</text:p>
          <text:list>
            <text:list-item>
              <text:p text:style-name="P96"><text:soft-page-break/>Implements checks for authentication (<text:span text:style-name="Source_20_Text">ssAuth</text:span>) using predefined tokens stored in shared memory (<text:span text:style-name="Source_20_Text">szRpcUuid</text:span> and <text:span text:style-name="Source_20_Text">VPA_RPC_PSK</text:span>). </text:p>
            </text:list-item>
            <text:list-item>
              <text:p text:style-name="P96">Enforces delays (<text:span text:style-name="Source_20_Text">sleep(10)</text:span>) to mitigate brute-force or attack attempts. </text:p>
            </text:list-item>
          </text:list>
        </text:list-item>
        <text:list-item>
          <text:p text:style-name="P95"><text:span text:style-name="Strong_20_Emphasis">Diagnostics and Termination</text:span>:</text:p>
          <text:list>
            <text:list-item>
              <text:p text:style-name="P96">Provides different diagnostics options (<text:span text:style-name="Source_20_Text">VPAD_REQ_VERSION</text:span>, <text:span text:style-name="Source_20_Text">VPAD_REQ_PARMS</text:span>) for debugging. </text:p>
            </text:list-item>
            <text:list-item>
              <text:p text:style-name="P95">Allows safe termination of the server via <text:span text:style-name="Source_20_Text">VPAD_REQ_TERM</text:span>. </text:p>
            </text:list-item>
          </text:list>
        </text:list-item>
      </text:list>
      <text:p text:style-name="Horizontal_20_Line"/>
      <text:p text:style-name="Horizontal_20_Line"/>
      <text:h text:style-name="Heading_20_3" text:outline-level="3"><text:bookmark-start text:name="__RefHeading___Toc2181_1518828540"/><text:span text:style-name="Strong_20_Emphasis">Control Flow</text:span><text:bookmark-end text:name="__RefHeading___Toc2181_1518828540"/></text:h>
      <text:list text:style-name="L42">
        <text:list-item>
          <text:p text:style-name="P97">When the <text:span text:style-name="Source_20_Text">main</text:span> function is called:</text:p>
          <text:list>
            <text:list-item>
              <text:p text:style-name="P98">The program initializes subsystems (logging, shared memory). </text:p>
            </text:list-item>
            <text:list-item>
              <text:p text:style-name="P98">Forks the process into parent and child. </text:p>
            </text:list-item>
          </text:list>
        </text:list-item>
        <text:list-item>
          <text:p text:style-name="P97">The child process starts the XML-RPC server and listens for requests from clients.</text:p>
        </text:list-item>
        <text:list-item>
          <text:p text:style-name="P97">A client request triggers the <text:span text:style-name="Source_20_Text">diagnoseMethod::execute</text:span> function:</text:p>
          <text:list>
            <text:list-item>
              <text:p text:style-name="P98">It evaluates the request type (<text:span text:style-name="Source_20_Text">iParm1</text:span>) and responds accordingly. </text:p>
            </text:list-item>
            <text:list-item>
              <text:p text:style-name="P98">Uses request parameters (e.g., integers, strings like <text:span text:style-name="Source_20_Text">ssAuth</text:span>) for decision-making. </text:p>
            </text:list-item>
            <text:list-item>
              <text:p text:style-name="P98">Logs the request and possible errors for debugging and auditing. </text:p>
            </text:list-item>
          </text:list>
        </text:list-item>
        <text:list-item>
          <text:p text:style-name="P97">If the request is <text:span text:style-name="Source_20_Text">VPAD_REQ_TERM</text:span>, the program shuts down cleanly.</text:p>
        </text:list-item>
      </text:list>
      <text:p text:style-name="Horizontal_20_Line"/>
      <text:p text:style-name="Horizontal_20_Line"/>
      <text:h text:style-name="Heading_20_3" text:outline-level="3"><text:bookmark-start text:name="__RefHeading___Toc2183_1518828540"/><text:span text:style-name="Strong_20_Emphasis">Summary</text:span><text:bookmark-end text:name="__RefHeading___Toc2183_1518828540"/></text:h>
      <text:p text:style-name="Text_20_body">This code defines and manages an XML-RPC server (<text:span text:style-name="Source_20_Text">vpad</text:span>) with diagnostic, authentication, logging, and shutdown functionalities. Its design emphasizes modularity (clear separation of parent and child responsibilities) and security (authentication, brute-force mitigation).</text:p>
      <text:p text:style-name="Text_20_body"><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3-08T19:10:46.764102043</dc:date>
    <meta:editing-duration>PT4H50M52S</meta:editing-duration>
    <meta:editing-cycles>4</meta:editing-cycles>
    <meta:generator>LibreOffice/7.4.7.2$Linux_X86_64 LibreOffice_project/40$Build-2</meta:generator>
    <meta:document-statistic meta:table-count="0" meta:image-count="0" meta:object-count="0" meta:page-count="25" meta:paragraph-count="507" meta:word-count="4739" meta:character-count="33284" meta:non-whitespace-character-count="28995"/>
  </office:meta>
</office:document-meta>
</file>